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FB00000200DA821F7D.png"/>
  <manifest:file-entry manifest:media-type="image/png" manifest:full-path="Pictures/10000201000006390000047487CF906A.png"/>
  <manifest:file-entry manifest:media-type="image/png" manifest:full-path="Pictures/1000000000000200000002003C0C7CEF.png"/>
  <manifest:file-entry manifest:media-type="image/png" manifest:full-path="Pictures/100002010000020000000200EB5D0BBC.png"/>
  <manifest:file-entry manifest:media-type="image/png" manifest:full-path="Pictures/100002010000020000000200CB91ABD7.png"/>
  <manifest:file-entry manifest:media-type="image/png" manifest:full-path="Pictures/100002010000076800000BEE1A7600E0.png"/>
  <manifest:file-entry manifest:media-type="image/png" manifest:full-path="Pictures/100002010000020000000200A206C57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5.368cm" fo:min-width="0cm"/>
    </style:style>
    <style:style style:name="gr3" style:family="graphic" style:parent-style-name="standard">
      <style:graphic-properties svg:stroke-width="0.081cm" svg:stroke-color="#ff6600" draw:marker-start-width="0.321cm" draw:marker-end-width="0.321cm" draw:fill-color="#ffcc00" draw:textarea-horizontal-align="justify" draw:textarea-vertical-align="middle" draw:auto-grow-height="false" fo:padding-top="0.165cm" fo:padding-bottom="0.165cm" fo:padding-left="0.29cm" fo:padding-right="0.29cm"/>
    </style:style>
    <style:style style:name="gr4" style:family="graphic" style:parent-style-name="standard">
      <style:graphic-properties draw:stroke="none" svg:stroke-color="#000000" draw:fill="none" draw:fill-color="#ffffff" draw:textarea-horizontal-align="left" draw:auto-grow-height="true" draw:auto-grow-width="false" fo:min-height="2.815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graphic-properties style:protect="size"/>
    </style:style>
    <style:style style:name="gr7" style:family="graphic" style:parent-style-name="standard">
      <style:graphic-properties draw:stroke="none" svg:stroke-color="#000000" draw:fill="none" draw:fill-color="#ffffff" draw:textarea-horizontal-align="left" draw:auto-grow-height="true" draw:auto-grow-width="false" fo:min-height="4.35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237cm" fo:min-width="0cm"/>
    </style:style>
    <style:style style:name="gr9" style:family="graphic" style:parent-style-name="objectwithoutfill">
      <style:graphic-properties draw:fill="none" draw:textarea-vertical-align="middl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false" fo:min-height="1.513cm" fo:min-width="0cm"/>
    </style:style>
    <style:style style:name="gr12" style:family="graphic" style:parent-style-name="standard">
      <style:graphic-properties draw:textarea-vertical-align="middle"/>
    </style:style>
    <style:style style:name="pr1" style:family="presentation" style:parent-style-name="標準-notes">
      <style:graphic-properties draw:fill-color="#ffffff" draw:auto-grow-height="true" fo:min-height="13.364cm"/>
    </style:style>
    <style:style style:name="pr2" style:family="presentation" style:parent-style-name="標準-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96pt" fo:font-style="italic" style:text-underline-style="solid" style:text-underline-type="double" style:text-underline-width="auto" style:text-underline-color="font-color" style:font-size-asian="96pt" style:font-style-asian="italic" style:font-size-complex="96pt" style:font-style-complex="italic"/>
    </style:style>
    <style:style style:name="P3" style:family="paragraph">
      <style:paragraph-properties fo:margin-top="0.102cm" fo:margin-bottom="0.102cm"/>
    </style:style>
    <style:style style:name="P4" style:family="paragraph">
      <style:text-properties fo:font-size="26pt" fo:font-style="italic" style:font-size-asian="26pt" style:font-style-asian="italic" style:font-size-complex="26pt" style:font-style-complex="italic"/>
    </style:style>
    <style:style style:name="P5" style:family="paragraph">
      <style:text-properties fo:font-size="15pt" style:font-size-asian="15pt" style:font-size-complex="15pt"/>
    </style:style>
    <style:style style:name="P6" style:family="paragraph">
      <style:paragraph-properties fo:text-align="start"/>
    </style:style>
    <style:style style:name="P7" style:family="paragraph">
      <style:paragraph-properties fo:text-align="start"/>
      <style:text-properties fo:font-size="36pt" fo:font-style="italic" style:font-size-asian="36pt" style:font-style-asian="italic" style:font-size-complex="36pt" style:font-style-complex="italic"/>
    </style:style>
    <style:style style:name="P8" style:family="paragraph">
      <style:text-properties fo:font-size="12pt" style:font-size-asian="12pt" style:font-size-complex="12pt"/>
    </style:style>
    <style:style style:name="P9" style:family="paragraph">
      <style:text-properties fo:font-size="24pt" style:font-size-asian="24pt" style:font-size-complex="24pt"/>
    </style:style>
    <style:style style:name="P10" style:family="paragraph">
      <style:text-properties fo:font-style="italic" style:text-underline-style="solid" style:text-underline-type="double" style:text-underline-width="auto" style:text-underline-color="font-color" style:font-style-asian="italic" style:font-style-complex="italic"/>
    </style:style>
    <style:style style:name="P11" style:family="paragraph">
      <style:text-properties style:font-size-asian="18pt"/>
    </style:style>
    <style:style style:name="P12" style:family="paragraph">
      <style:text-properties style:font-size-asian="20pt"/>
    </style:style>
    <style:style style:name="T1" style:family="text">
      <style:text-properties fo:font-size="96pt" fo:font-style="italic" style:text-underline-style="solid" style:text-underline-type="double" style:text-underline-width="auto" style:text-underline-color="font-color" style:font-size-asian="96pt" style:font-style-asian="italic" style:font-size-complex="96pt" style:font-style-complex="italic"/>
    </style:style>
    <style:style style:name="T2" style:family="text">
      <style:text-properties fo:font-size="26pt" fo:font-style="italic" style:font-size-asian="26pt" style:font-style-asian="italic" style:font-size-complex="26pt" style:font-style-complex="italic"/>
    </style:style>
    <style:style style:name="T3" style:family="text">
      <style:text-properties fo:font-size="15pt" style:font-size-asian="15pt" style:font-size-complex="15pt"/>
    </style:style>
    <style:style style:name="T4" style:family="text">
      <style:text-properties fo:font-size="36pt" fo:font-style="italic" style:font-size-asian="36pt" style:font-style-asian="italic" style:font-size-complex="36pt" style:font-style-complex="italic"/>
    </style:style>
    <style:style style:name="T5" style:family="text">
      <style:text-properties fo:font-size="12pt" style:font-size-asian="12pt" style:font-size-complex="12pt"/>
    </style:style>
    <style:style style:name="T6" style:family="text">
      <style:text-properties fo:font-size="32pt" style:font-size-asian="32pt" style:font-size-complex="32pt"/>
    </style:style>
    <style:style style:name="T7" style:family="text">
      <style:text-properties fo:font-size="28pt" fo:font-style="italic" style:text-underline-style="solid" style:text-underline-type="double" style:text-underline-width="auto" style:text-underline-color="font-color" style:font-size-asian="28pt" style:font-style-asian="italic" style:font-size-complex="28pt" style:font-style-complex="italic"/>
    </style:style>
    <style:style style:name="T8" style:family="text">
      <style:text-properties style:font-size-asian="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frame draw:style-name="gr1" draw:text-style-name="P1" draw:layer="layout" svg:width="28cm" svg:height="21cm" svg:x="0cm" svg:y="0cm">
          <draw:image xlink:href="Pictures/10000201000006390000047487CF906A.png" xlink:type="simple" xlink:show="embed" xlink:actuate="onLoad">
            <text:p/>
          </draw:image>
        </draw:frame>
        <draw:frame draw:style-name="gr2" draw:text-style-name="P2" draw:layer="layout" svg:width="8.4cm" svg:height="5.618cm" svg:x="11.6cm" svg:y="9cm">
          <draw:text-box>
            <text:p text:style-name="P1"><text:span text:style-name="T1">15</text:span></text:p>
          </draw:text-box>
        </draw:frame>
        <draw:custom-shape draw:style-name="gr3" draw:text-style-name="P1" draw:layer="layout" svg:width="14.4cm" svg:height="2.8cm" svg:x="1.2cm" svg:y="16.4cm">
          <text:p text:style-name="P3">ジャンル：<text:tab/><text:tab/>対戦型パズルゲーム</text:p>
          <text:p text:style-name="P3">ターゲット：<text:tab/><text:tab/>片手間にスマホゲームをする人</text:p>
          <text:p text:style-name="P3">プラットフォーム：　スマートフォン</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7cm" svg:height="1.6cm" svg:x="19.4cm" svg:y="17.6cm">
          <text:p text:style-name="P1">　PS14A　松谷 拓海</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 draw:layer="layout" svg:width="13.2cm" svg:height="3.065cm" svg:x="7.4cm" svg:y="5.335cm">
          <draw:text-box>
            <text:p><text:span text:style-name="T2">簡単</text:span><text:span text:style-name="T2">!</text:span><text:span text:style-name="T2">白熱</text:span><text:span text:style-name="T2">!</text:span></text:p>
            <text:p><text:span text:style-name="T2">対戦型スライドパズルゲーム</text:span><text:span text:style-name="T2">!!</text:span></text:p>
          </draw:text-box>
        </draw:frame>
        <draw:frame draw:style-name="gr5" draw:text-style-name="P5" draw:layer="layout" svg:width="4.393cm" svg:height="0.839cm" svg:x="12.2cm" svg:y="19.4cm">
          <draw:text-box>
            <text:p><text:span text:style-name="T3">－　ページ　</text:span><text:span text:style-name="T3">1</text:span><text:span text:style-name="T3">　－</text:span></text:p>
          </draw:text-box>
        </draw:frame>
        <presentation:notes draw:style-name="dp2">
          <draw:page-thumbnail draw:style-name="gr6"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draw:frame draw:style-name="gr1" draw:text-style-name="P1" draw:layer="layout" svg:width="28cm" svg:height="21cm" svg:x="0cm" svg:y="0cm">
          <draw:image xlink:href="Pictures/10000201000006390000047487CF906A.png" xlink:type="simple" xlink:show="embed" xlink:actuate="onLoad">
            <text:p/>
          </draw:image>
        </draw:frame>
        <draw:frame draw:style-name="gr7" draw:text-style-name="P7" draw:layer="layout" svg:width="19.8cm" svg:height="4.6cm" svg:x="3.6cm" svg:y="2.6cm">
          <draw:text-box>
            <text:p text:style-name="P6"><text:span text:style-name="T4">直観的にできるスライドパズルが</text:span></text:p>
            <text:p text:style-name="P6"><text:span text:style-name="T4"><text:tab/></text:span><text:span text:style-name="T4"><text:tab/></text:span><text:span text:style-name="T4"><text:tab/></text:span><text:span text:style-name="T4">対戦ゲームとして進化…</text:span><text:span text:style-name="T4">!!</text:span></text:p>
          </draw:text-box>
        </draw:frame>
        <draw:frame draw:style-name="gr1" draw:text-style-name="P1" draw:layer="layout" svg:width="8.842cm" svg:height="14.243cm" svg:x="2.8cm" svg:y="5.557cm">
          <draw:image xlink:href="Pictures/100002010000076800000BEE1A7600E0.png" xlink:type="simple" xlink:show="embed" xlink:actuate="onLoad">
            <text:p/>
          </draw:image>
        </draw:frame>
        <draw:frame draw:style-name="gr5" draw:text-style-name="P8" draw:layer="layout" svg:width="3.99cm" svg:height="0.725cm" svg:x="4.21cm" svg:y="7.4cm">
          <draw:text-box>
            <text:p><text:span text:style-name="T5">Your Score </text:span><text:span text:style-name="T5">： </text:span><text:span text:style-name="T5">1000</text:span></text:p>
          </draw:text-box>
        </draw:frame>
        <draw:frame draw:style-name="gr8" draw:text-style-name="P8" draw:layer="layout" svg:width="3.952cm" svg:height="0.725cm" svg:x="4.248cm" svg:y="8.075cm">
          <draw:text-box>
            <text:p><text:span text:style-name="T5">Rival Score</text:span><text:span text:style-name="T5">： </text:span><text:span text:style-name="T5">1000</text:span></text:p>
          </draw:text-box>
        </draw:frame>
        <draw:frame draw:style-name="gr1" draw:text-style-name="P1" draw:layer="layout" svg:width="8.842cm" svg:height="14.243cm" svg:x="15.958cm" svg:y="5.8cm">
          <draw:image xlink:href="Pictures/100002010000076800000BEE1A7600E0.png" xlink:type="simple" xlink:show="embed" xlink:actuate="onLoad">
            <text:p/>
          </draw:image>
        </draw:frame>
        <draw:frame draw:style-name="gr8" draw:text-style-name="P8" draw:layer="layout" svg:width="3.952cm" svg:height="0.725cm" svg:x="17.448cm" svg:y="8.6cm">
          <draw:text-box>
            <text:p><text:span text:style-name="T5">Rival Score</text:span><text:span text:style-name="T5">： </text:span><text:span text:style-name="T5">1000</text:span></text:p>
          </draw:text-box>
        </draw:frame>
        <draw:frame draw:style-name="gr5" draw:text-style-name="P8" draw:layer="layout" svg:width="3.99cm" svg:height="0.725cm" svg:x="17.4cm" svg:y="7.875cm">
          <draw:text-box>
            <text:p><text:span text:style-name="T5">Your Score </text:span><text:span text:style-name="T5">： </text:span><text:span text:style-name="T5">1000</text:span></text:p>
          </draw:text-box>
        </draw:frame>
        <draw:frame draw:style-name="gr1" draw:text-style-name="P1" draw:layer="layout" svg:width="2.686cm" svg:height="2.686cm" svg:x="4.4cm" svg:y="9.114cm">
          <draw:image xlink:href="Pictures/100002010000020000000200EB5D0BBC.png" xlink:type="simple" xlink:show="embed" xlink:actuate="onLoad">
            <text:p/>
          </draw:image>
        </draw:frame>
        <draw:frame draw:style-name="gr1" draw:text-style-name="P1" draw:layer="layout" svg:width="5.943cm" svg:height="5.943cm" svg:x="4.257cm" svg:y="12.057cm">
          <draw:image xlink:href="Pictures/100002010000020000000200CB91ABD7.png" xlink:type="simple" xlink:show="embed" xlink:actuate="onLoad">
            <text:p/>
          </draw:image>
        </draw:frame>
        <draw:frame draw:style-name="gr1" draw:text-style-name="P1" draw:layer="layout" svg:width="2.543cm" svg:height="2.543cm" svg:x="20.8cm" svg:y="9.257cm">
          <draw:image xlink:href="Pictures/100002010000020000000200CB91ABD7.png" xlink:type="simple" xlink:show="embed" xlink:actuate="onLoad">
            <text:p/>
          </draw:image>
        </draw:frame>
        <draw:frame draw:style-name="gr1" draw:text-style-name="P1" draw:layer="layout" svg:width="5.943cm" svg:height="5.943cm" svg:x="17.4cm" svg:y="12.2cm">
          <draw:image xlink:href="Pictures/100002010000020000000200A206C577.png" xlink:type="simple" xlink:show="embed" xlink:actuate="onLoad">
            <text:p/>
          </draw:image>
        </draw:frame>
        <draw:frame draw:style-name="gr1" draw:text-style-name="P1" draw:layer="layout" svg:width="2.543cm" svg:height="2.543cm" svg:x="7.457cm" svg:y="9.057cm">
          <draw:image xlink:href="Pictures/100002010000020000000200A206C577.png" xlink:type="simple" xlink:show="embed" xlink:actuate="onLoad">
            <text:p/>
          </draw:image>
        </draw:frame>
        <draw:frame draw:style-name="gr1" draw:text-style-name="P1" draw:layer="layout" svg:width="2.686cm" svg:height="2.686cm" svg:x="17.6cm" svg:y="9.314cm">
          <draw:image xlink:href="Pictures/100002010000020000000200EB5D0BBC.png" xlink:type="simple" xlink:show="embed" xlink:actuate="onLoad">
            <text:p/>
          </draw:image>
        </draw:frame>
        <draw:line draw:style-name="gr9" draw:text-style-name="P1" draw:layer="layout" svg:x1="10.8cm" svg:y1="12.8cm" svg:x2="16.4cm" svg:y2="12.8cm">
          <text:p/>
        </draw:line>
        <draw:custom-shape draw:style-name="gr10" draw:text-style-name="P1" draw:layer="layout" svg:width="3.8cm" svg:height="3.8cm" draw:transform="rotate (0.79412480965727) translate (11.013cm 12.723cm)">
          <text:p/>
          <draw:enhanced-geometry svg:viewBox="0 0 21600 21600" draw:text-areas="?f1 ?f2 ?f3 ?f4" draw:type="star8" draw:modifiers="6245.30386740332"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5" draw:text-style-name="P5" draw:layer="layout" svg:width="4.393cm" svg:height="0.839cm" svg:x="12.201cm" svg:y="19.401cm">
          <draw:text-box>
            <text:p><text:span text:style-name="T3">－　ページ　</text:span><text:span text:style-name="T3">2</text:span><text:span text:style-name="T3">　－</text:span></text:p>
          </draw:text-box>
        </draw:frame>
        <presentation:notes draw:style-name="dp2">
          <draw:page-thumbnail draw:style-name="gr6"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draw:frame draw:style-name="gr1" draw:text-style-name="P1" draw:layer="layout" svg:width="28cm" svg:height="21cm" svg:x="0cm" svg:y="0cm">
          <draw:image xlink:href="Pictures/10000201000006390000047487CF906A.png" xlink:type="simple" xlink:show="embed" xlink:actuate="onLoad">
            <text:p/>
          </draw:image>
        </draw:frame>
        <draw:frame draw:style-name="gr11" draw:text-style-name="P9" draw:layer="layout" svg:width="19.505cm" svg:height="2.647cm" svg:x="4.095cm" svg:y="3.166cm">
          <draw:text-box>
            <text:p><text:span text:style-name="T6">スライドパズルは一枚クリアするごとに</text:span></text:p>
            <text:p><text:span text:style-name="T6"><text:tab/></text:span><text:span text:style-name="T6"><text:tab/></text:span><text:span text:style-name="T6">より細かく、難しくなっていく</text:span><text:span text:style-name="T6">!!</text:span></text:p>
          </draw:text-box>
        </draw:frame>
        <draw:frame draw:style-name="gr1" draw:text-style-name="P1" draw:layer="layout" svg:width="7cm" svg:height="7cm" svg:x="1cm" svg:y="6.4cm">
          <draw:image xlink:href="Pictures/1000000000000200000002003C0C7CEF.png" xlink:type="simple" xlink:show="embed" xlink:actuate="onLoad">
            <text:p/>
          </draw:image>
        </draw:frame>
        <draw:frame draw:style-name="gr1" draw:text-style-name="P1" draw:layer="layout" svg:width="7cm" svg:height="7cm" svg:x="10cm" svg:y="6.4cm">
          <draw:image xlink:href="Pictures/100002010000020000000200CB91ABD7.png" xlink:type="simple" xlink:show="embed" xlink:actuate="onLoad">
            <text:p/>
          </draw:image>
        </draw:frame>
        <draw:frame draw:style-name="gr1" draw:text-style-name="P1" draw:layer="layout" svg:width="7.192cm" svg:height="7.263cm" svg:x="19.2cm" svg:y="6.337cm">
          <draw:image xlink:href="Pictures/10000000000001FB00000200DA821F7D.png" xlink:type="simple" xlink:show="embed" xlink:actuate="onLoad">
            <text:p/>
          </draw:image>
        </draw:frame>
        <draw:custom-shape draw:style-name="gr10" draw:text-style-name="P1" draw:layer="layout" svg:width="1.8cm" svg:height="2.4cm" svg:x="8.2cm" svg:y="8.8cm">
          <text:p/>
          <draw:enhanced-geometry svg:viewBox="0 0 21600 21600" draw:text-areas="0 ?f0 ?f5 ?f2" draw:type="right-arrow" draw:modifiers="13180.6774014436 6829.9785867237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12" draw:text-style-name="P1" draw:layer="layout" svg:width="4.6cm" svg:height="2cm" svg:x="2.2cm" svg:y="13.8cm">
          <text:p text:style-name="P1">3×3</text:p>
        </draw:ellipse>
        <draw:ellipse draw:style-name="gr12" draw:text-style-name="P1" draw:layer="layout" svg:width="4.6cm" svg:height="2cm" svg:x="11cm" svg:y="13.8cm">
          <text:p text:style-name="P1">4×4</text:p>
        </draw:ellipse>
        <draw:ellipse draw:style-name="gr12" draw:text-style-name="P1" draw:layer="layout" svg:width="4.6cm" svg:height="2cm" svg:x="20.6cm" svg:y="13.8cm">
          <text:p text:style-name="P1">5×5</text:p>
        </draw:ellipse>
        <draw:frame draw:style-name="gr5" draw:text-style-name="P10" draw:layer="layout" svg:width="22.601cm" svg:height="1.344cm" svg:x="4.4cm" svg:y="16.8cm">
          <draw:text-box>
            <text:p><text:span text:style-name="T7">制限時間以内に相手より多く何枚完成させられるか</text:span><text:span text:style-name="T7">!?</text:span></text:p>
          </draw:text-box>
        </draw:frame>
        <draw:custom-shape draw:style-name="gr10" draw:text-style-name="P1" draw:layer="layout" svg:width="1.8cm" svg:height="2.4cm" svg:x="17.2cm" svg:y="8.8cm">
          <text:p/>
          <draw:enhanced-geometry svg:viewBox="0 0 21600 21600" draw:text-areas="0 ?f0 ?f5 ?f2" draw:type="right-arrow" draw:modifiers="13180.6774014436 6829.9785867237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5" draw:layer="layout" svg:width="4.393cm" svg:height="0.839cm" svg:x="12.201cm" svg:y="19.401cm">
          <draw:text-box>
            <text:p><text:span text:style-name="T3">－　ページ　</text:span><text:span text:style-name="T3">3</text:span><text:span text:style-name="T3">　－</text:span></text:p>
          </draw:text-box>
        </draw:frame>
        <presentation:notes draw:style-name="dp2">
          <draw:page-thumbnail draw:style-name="gr6"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draw:frame draw:style-name="gr5" draw:layer="layout" svg:width="1.772cm" svg:height="0.886cm" svg:x="8.2cm" svg:y="12.4cm">
          <draw:text-box>
            <text:p>特徴</text:p>
          </draw:text-box>
        </draw:frame>
        <draw:frame draw:style-name="gr1" draw:text-style-name="P1" draw:layer="layout" svg:width="28cm" svg:height="21cm" svg:x="0cm" svg:y="0cm">
          <draw:image xlink:href="Pictures/10000201000006390000047487CF906A.png" xlink:type="simple" xlink:show="embed" xlink:actuate="onLoad">
            <text:p/>
          </draw:image>
        </draw:frame>
        <draw:frame draw:style-name="gr5" draw:layer="layout" svg:width="16.538cm" svg:height="1.675cm" svg:x="4.2cm" svg:y="3.8cm">
          <draw:text-box>
            <text:p>スライドパズルを一枚完成させると相手に邪魔が入る!!</text:p>
            <text:p><text:tab/><text:tab/><text:tab/><text:tab/>相手より早く完成させてスコアを上げよう!!</text:p>
          </draw:text-box>
        </draw:frame>
        <draw:frame draw:style-name="gr5" draw:text-style-name="P5" draw:layer="layout" svg:width="4.393cm" svg:height="0.839cm" svg:x="12.201cm" svg:y="19.401cm">
          <draw:text-box>
            <text:p><text:span text:style-name="T3">－　ページ　</text:span><text:span text:style-name="T3">4</text:span><text:span text:style-name="T3">　－</text:span></text:p>
          </draw:text-box>
        </draw:frame>
        <presentation:notes draw:style-name="dp2">
          <draw:page-thumbnail draw:style-name="gr6"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draw:frame draw:style-name="gr5" draw:text-style-name="P11" draw:layer="layout" svg:width="8.753cm" svg:height="1.521cm" svg:x="5.2cm" svg:y="3.4cm">
          <draw:text-box>
            <text:p><text:span text:style-name="T8">スタミナは時間で回復するが…</text:span></text:p>
            <text:p><text:span text:style-name="T8"/></text:p>
          </draw:text-box>
        </draw:frame>
        <draw:frame draw:style-name="gr1" draw:text-style-name="P1" draw:layer="layout" svg:width="28cm" svg:height="21cm" svg:x="-0.001cm" svg:y="-0.001cm">
          <draw:image xlink:href="Pictures/10000201000006390000047487CF906A.png" xlink:type="simple" xlink:show="embed" xlink:actuate="onLoad">
            <text:p/>
          </draw:image>
        </draw:frame>
        <draw:frame draw:style-name="gr5" draw:layer="layout" svg:width="12.855cm" svg:height="0.963cm" svg:x="4.745cm" svg:y="5.2cm">
          <draw:text-box>
            <text:p>課題パズルをクリアすることでも回復できるぞ!!</text:p>
          </draw:text-box>
        </draw:frame>
        <draw:frame draw:style-name="gr5" draw:text-style-name="P5" draw:layer="layout" svg:width="4.393cm" svg:height="0.839cm" svg:x="12.201cm" svg:y="19.401cm">
          <draw:text-box>
            <text:p><text:span text:style-name="T3">－　ページ　</text:span><text:span text:style-name="T3">5</text:span><text:span text:style-name="T3">　－</text:span></text:p>
          </draw:text-box>
        </draw:frame>
        <presentation:notes draw:style-name="dp2">
          <draw:page-thumbnail draw:style-name="gr6" draw:layer="layout" svg:width="14.848cm" svg:height="11.136cm" svg:x="3.075cm" svg:y="2.257cm" draw:page-number="5" presentation:class="page"/>
          <draw:frame presentation:style-name="pr2" draw:text-style-name="P12"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draw:frame draw:style-name="gr5" draw:text-style-name="P11" draw:layer="layout" svg:width="12.3cm" svg:height="1.598cm" svg:x="5.2cm" svg:y="3.4cm">
          <draw:text-box>
            <text:p><text:span text:style-name="T8">パズルの画像は自分で設定することも可能</text:span><text:span text:style-name="T8">!!</text:span></text:p>
            <text:p><text:span text:style-name="T8"/></text:p>
          </draw:text-box>
        </draw:frame>
        <draw:frame draw:style-name="gr1" draw:text-style-name="P1" draw:layer="layout" svg:width="28cm" svg:height="21cm" svg:x="-0.001cm" svg:y="-0.001cm">
          <draw:image xlink:href="Pictures/10000201000006390000047487CF906A.png" xlink:type="simple" xlink:show="embed" xlink:actuate="onLoad">
            <text:p/>
          </draw:image>
        </draw:frame>
        <draw:frame draw:style-name="gr5" draw:text-style-name="P5" draw:layer="layout" svg:width="4.393cm" svg:height="0.839cm" svg:x="12.201cm" svg:y="19.401cm">
          <draw:text-box>
            <text:p><text:span text:style-name="T3">－　ページ　</text:span><text:span text:style-name="T3">6</text:span><text:span text:style-name="T3">　－</text:span></text:p>
          </draw:text-box>
        </draw:frame>
        <presentation:notes draw:style-name="dp2">
          <draw:page-thumbnail draw:style-name="gr6" draw:layer="layout" svg:width="14.848cm" svg:height="11.136cm" svg:x="3.075cm" svg:y="2.257cm" draw:page-number="6" presentation:class="page"/>
          <draw:frame presentation:style-name="pr2"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松谷 拓海</meta:initial-creator>
    <meta:creation-date>2016-02-04T12:20:43.31</meta:creation-date>
    <meta:editing-duration>PT8H19M3S</meta:editing-duration>
    <meta:editing-cycles>7</meta:editing-cycles>
    <dc:date>2016-02-10T16:24:25.49</dc:date>
    <dc:creator>松谷 拓海</dc:creator>
    <meta:generator>OpenOffice/4.0.1$Win32 OpenOffice.org_project/401m5$Build-9714</meta:generator>
    <meta:document-statistic meta:object-count="79"/>
  </office:meta>
</office:document-meta>
</file>